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186cm"/>
    </style:style>
    <style:style style:name="co34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5.569cm"/>
    </style:style>
    <style:style style:name="co36" style:family="table-column">
      <style:table-column-properties fo:break-before="auto" style:column-width="9.128cm"/>
    </style:style>
    <style:style style:name="co37" style:family="table-column">
      <style:table-column-properties fo:break-before="auto" style:column-width="4.531cm"/>
    </style:style>
    <style:style style:name="co38" style:family="table-column">
      <style:table-column-properties fo:break-before="auto" style:column-width="3.884cm"/>
    </style:style>
    <style:style style:name="co39" style:family="table-column">
      <style:table-column-properties fo:break-before="auto" style:column-width="4.417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2.108cm"/>
    </style:style>
    <style:style style:name="co42" style:family="table-column">
      <style:table-column-properties fo:break-before="auto" style:column-width="2.48cm"/>
    </style:style>
    <style:style style:name="co43" style:family="table-column">
      <style:table-column-properties fo:break-before="auto" style:column-width="1.614cm"/>
    </style:style>
    <style:style style:name="co44" style:family="table-column">
      <style:table-column-properties fo:break-before="auto" style:column-width="2.946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4.577cm"/>
    </style:style>
    <style:style style:name="co47" style:family="table-column">
      <style:table-column-properties fo:break-before="auto" style:column-width="7.941cm"/>
    </style:style>
    <style:style style:name="co48" style:family="table-column">
      <style:table-column-properties fo:break-before="auto" style:column-width="6.798cm"/>
    </style:style>
    <style:style style:name="co49" style:family="table-column">
      <style:table-column-properties fo:break-before="auto" style:column-width="5.981cm"/>
    </style:style>
    <style:style style:name="co50" style:family="table-column">
      <style:table-column-properties fo:break-before="auto" style:column-width="8.047cm"/>
    </style:style>
    <style:style style:name="co51" style:family="table-column">
      <style:table-column-properties fo:break-before="auto" style:column-width="6.131cm"/>
    </style:style>
    <style:style style:name="co52" style:family="table-column">
      <style:table-column-properties fo:break-before="auto" style:column-width="7.685cm"/>
    </style:style>
    <style:style style:name="co53" style:family="table-column">
      <style:table-column-properties fo:break-before="auto" style:column-width="5.673cm"/>
    </style:style>
    <style:style style:name="co54" style:family="table-column">
      <style:table-column-properties fo:break-before="auto" style:column-width="4.501cm"/>
    </style:style>
    <style:style style:name="co55" style:family="table-column">
      <style:table-column-properties fo:break-before="auto" style:column-width="9.066cm"/>
    </style:style>
    <style:style style:name="co56" style:family="table-column">
      <style:table-column-properties fo:break-before="auto" style:column-width="6.198cm"/>
    </style:style>
    <style:style style:name="co57" style:family="table-column">
      <style:table-column-properties fo:break-before="auto" style:column-width="3.995cm"/>
    </style:style>
    <style:style style:name="co58" style:family="table-column">
      <style:table-column-properties fo:break-before="auto" style:column-width="4.339cm"/>
    </style:style>
    <style:style style:name="co59" style:family="table-column">
      <style:table-column-properties fo:break-before="auto" style:column-width="5.86cm"/>
    </style:style>
    <style:style style:name="co60" style:family="table-column">
      <style:table-column-properties fo:break-before="auto" style:column-width="2.727cm"/>
    </style:style>
    <style:style style:name="co61" style:family="table-column">
      <style:table-column-properties fo:break-before="auto" style:column-width="5.316cm"/>
    </style:style>
    <style:style style:name="co62" style:family="table-column">
      <style:table-column-properties fo:break-before="auto" style:column-width="8.461cm"/>
    </style:style>
    <style:style style:name="co63" style:family="table-column">
      <style:table-column-properties fo:break-before="auto" style:column-width="13.462cm"/>
    </style:style>
    <style:style style:name="co64" style:family="table-column">
      <style:table-column-properties fo:break-before="auto" style:column-width="11.003cm"/>
    </style:style>
    <style:style style:name="co65" style:family="table-column">
      <style:table-column-properties fo:break-before="auto" style:column-width="6.288cm"/>
    </style:style>
    <style:style style:name="co66" style:family="table-column">
      <style:table-column-properties fo:break-before="auto" style:column-width="4.563cm"/>
    </style:style>
    <style:style style:name="co67" style:family="table-column">
      <style:table-column-properties fo:break-before="auto" style:column-width="4.932cm"/>
    </style:style>
    <style:style style:name="co68" style:family="table-column">
      <style:table-column-properties fo:break-before="auto" style:column-width="5.302cm"/>
    </style:style>
    <style:style style:name="co69" style:family="table-column">
      <style:table-column-properties fo:break-before="auto" style:column-width="7.523cm"/>
    </style:style>
    <style:style style:name="co70" style:family="table-column">
      <style:table-column-properties fo:break-before="auto" style:column-width="5.465cm"/>
    </style:style>
    <style:style style:name="co71" style:family="table-column">
      <style:table-column-properties fo:break-before="auto" style:column-width="3.422cm"/>
    </style:style>
    <style:style style:name="co72" style:family="table-column">
      <style:table-column-properties fo:break-before="auto" style:column-width="3.023cm"/>
    </style:style>
    <style:style style:name="co73" style:family="table-column">
      <style:table-column-properties fo:break-before="auto" style:column-width="7.202cm"/>
    </style:style>
    <style:style style:name="co74" style:family="table-column">
      <style:table-column-properties fo:break-before="auto" style:column-width="10.987cm"/>
    </style:style>
    <style:style style:name="co75" style:family="table-column">
      <style:table-column-properties fo:break-before="auto" style:column-width="4.701cm"/>
    </style:style>
    <style:style style:name="co76" style:family="table-column">
      <style:table-column-properties fo:break-before="auto" style:column-width="2.932cm"/>
    </style:style>
    <style:style style:name="co77" style:family="table-column">
      <style:table-column-properties fo:break-before="auto" style:column-width="1.695cm"/>
    </style:style>
    <style:style style:name="co78" style:family="table-column">
      <style:table-column-properties fo:break-before="auto" style:column-width="6.394cm"/>
    </style:style>
    <style:style style:name="co79" style:family="table-column">
      <style:table-column-properties fo:break-before="auto" style:column-width="5.8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4.747cm"/>
    </style:style>
    <style:style style:name="co82" style:family="table-column">
      <style:table-column-properties fo:break-before="auto" style:column-width="4.346cm"/>
    </style:style>
    <style:style style:name="co83" style:family="table-column">
      <style:table-column-properties fo:break-before="auto" style:column-width="3.731cm"/>
    </style:style>
    <style:style style:name="co84" style:family="table-column">
      <style:table-column-properties fo:break-before="auto" style:column-width="4.494cm"/>
    </style:style>
    <style:style style:name="co85" style:family="table-column">
      <style:table-column-properties fo:break-before="auto" style:column-width="17.009cm"/>
    </style:style>
    <style:style style:name="co86" style:family="table-column">
      <style:table-column-properties fo:break-before="auto" style:column-width="7.814cm"/>
    </style:style>
    <style:style style:name="co87" style:family="table-column">
      <style:table-column-properties fo:break-before="auto" style:column-width="2.96cm"/>
    </style:style>
    <style:style style:name="co88" style:family="table-column">
      <style:table-column-properties fo:break-before="auto" style:column-width="8.798cm"/>
    </style:style>
    <style:style style:name="co89" style:family="table-column">
      <style:table-column-properties fo:break-before="auto" style:column-width="5.472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4.23cm"/>
    </style:style>
    <style:style style:name="co93" style:family="table-column">
      <style:table-column-properties fo:break-before="auto" style:column-width="5.087cm"/>
    </style:style>
    <style:style style:name="co94" style:family="table-column">
      <style:table-column-properties fo:break-before="auto" style:column-width="11.254cm"/>
    </style:style>
    <style:style style:name="co95" style:family="table-column">
      <style:table-column-properties fo:break-before="auto" style:column-width="17.852cm"/>
    </style:style>
    <style:style style:name="co96" style:family="table-column">
      <style:table-column-properties fo:break-before="auto" style:column-width="4.466cm"/>
    </style:style>
    <style:style style:name="co97" style:family="table-column">
      <style:table-column-properties fo:break-before="auto" style:column-width="6.964cm"/>
    </style:style>
    <style:style style:name="co98" style:family="table-column">
      <style:table-column-properties fo:break-before="auto" style:column-width="5.826cm"/>
    </style:style>
    <style:style style:name="co99" style:family="table-column">
      <style:table-column-properties fo:break-before="auto" style:column-width="10.181cm"/>
    </style:style>
    <style:style style:name="co100" style:family="table-column">
      <style:table-column-properties fo:break-before="auto" style:column-width="8.491cm"/>
    </style:style>
    <style:style style:name="co101" style:family="table-column">
      <style:table-column-properties fo:break-before="auto" style:column-width="5.644cm"/>
    </style:style>
    <style:style style:name="co102" style:family="table-column">
      <style:table-column-properties fo:break-before="auto" style:column-width="7.636cm"/>
    </style:style>
    <style:style style:name="co103" style:family="table-column">
      <style:table-column-properties fo:break-before="auto" style:column-width="9.349cm"/>
    </style:style>
    <style:style style:name="co104" style:family="table-column">
      <style:table-column-properties fo:break-before="auto" style:column-width="10.952cm"/>
    </style:style>
    <style:style style:name="co105" style:family="table-column">
      <style:table-column-properties fo:break-before="auto" style:column-width="5.064cm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935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ext-properties style:text-position=""/>
    </style:style>
    <style:style style:name="ce2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7"/>
    <style:style style:name="ce3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23ff23" fo:border="none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order-bottom="none" fo:background-color="transparent" fo:border-left="none" fo:border-right="none" fo:border-top="2.01pt solid #000000"/>
    </style:style>
    <style:style style:name="ce3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23ff23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23ff23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23ff23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fo:border-left="none" fo:border-right="none" fo:border-top="2.01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none" fo:border-left="none" fo:border-right="none" fo:border-top="2.01pt solid #000000"/>
    </style:style>
    <style:style style:name="ce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23ff23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number-columns-repeated="240" table:default-cell-style-name="Default"/>
        <table:table-row table:style-name="ro7">
          <table:table-cell table:style-name="ce9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unit</text:p>
          </table:table-cell>
          <table:table-cell table:style-name="ce14" office:value-type="string" calcext:value-type="string">
            <text:p>label</text:p>
          </table:table-cell>
          <table:table-cell table:style-name="ce15" office:value-type="string" calcext:value-type="string">
            <text:p>definition</text:p>
          </table:table-cell>
          <table:table-cell table:style-name="ce13" office:value-type="string" calcext:value-type="string">
            <text:p>comment</text:p>
          </table:table-cell>
          <table:table-cell table:style-name="ce12" table:number-columns-repeated="240"/>
        </table:table-row>
        <table:table-row table:style-name="ro8">
          <table:table-cell table:number-columns-repeated="2" table:style-name="ce10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8">
          <table:table-cell table:number-columns-repeated="2" table:style-name="ce10" office:value-type="string" calcext:value-type="string">
            <text:p>INT_VALUE</text:p>
          </table:table-cell>
          <table:table-cell table:number-columns-repeated="2" table:style-name="ce10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8">
          <table:table-cell table:number-columns-repeated="2" table:style-name="ce10" office:value-type="string" calcext:value-type="string">
            <text:p>FLOAT_VALUE</text:p>
          </table:table-cell>
          <table:table-cell table:number-columns-repeated="2" table:style-name="ce10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8">
          <table:table-cell table:number-columns-repeated="2" table:style-name="ce10" office:value-type="string" calcext:value-type="string">
            <text:p>TEXT_VALUE</text:p>
          </table:table-cell>
          <table:table-cell table:number-columns-repeated="2" table:style-name="ce10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8">
          <table:table-cell table:number-columns-repeated="2" table:style-name="ce11" office:value-type="string" calcext:value-type="string">
            <text:p>PROVIDER_ID</text:p>
          </table:table-cell>
          <table:table-cell table:number-columns-repeated="2" table:style-name="ce10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8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8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8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8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8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8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8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8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8">
          <table:table-cell table:number-columns-repeated="2" table:style-name="ce12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8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8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8">
          <table:table-cell table:number-columns-repeated="2" table:style-name="ce11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4" table:number-rows-repeated="111">
          <table:table-cell table:number-columns-repeated="245"/>
        </table:table-row>
        <table:table-row table:style-name="ro8" table:number-rows-repeated="5">
          <table:table-cell table:number-columns-repeated="245"/>
        </table:table-row>
        <table:table-row table:style-name="ro4" table:number-rows-repeated="5">
          <table:table-cell table:number-columns-repeated="245"/>
        </table:table-row>
        <table:table-row table:style-name="ro8">
          <table:table-cell table:number-columns-repeated="245"/>
        </table:table-row>
        <table:table-row table:style-name="ro4" table:number-rows-repeated="153">
          <table:table-cell table:number-columns-repeated="245"/>
        </table:table-row>
        <table:table-row table:style-name="ro8">
          <table:table-cell table:number-columns-repeated="245"/>
        </table:table-row>
        <table:table-row table:style-name="ro4">
          <table:table-cell table:number-columns-repeated="245"/>
        </table:table-row>
        <table:table-row table:style-name="ro8">
          <table:table-cell table:number-columns-repeated="245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1">
          <table:table-cell table:style-name="ce9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13" office:value-type="string" calcext:value-type="string">
            <office:annotation draw:style-name="gr7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3" office:value-type="string" calcext:value-type="string">
            <text:p>sub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4">
          <table:table-cell table:style-name="ce10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A variable name</text:p>
          </table:table-cell>
        </table:table-row>
        <table:table-row table:style-name="ro4">
          <table:table-cell table:style-name="ce10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A integer value</text:p>
          </table:table-cell>
        </table:table-row>
        <table:table-row table:style-name="ro4">
          <table:table-cell table:style-name="ce10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table:number-columns-repeated="2" office:value-type="string" calcext:value-type="string">
            <text:p>A float value</text:p>
          </table:table-cell>
        </table:table-row>
        <table:table-row table:style-name="ro4">
          <table:table-cell table:style-name="ce10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A text value</text:p>
          </table:table-cell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3">
          <table:table-cell table:style-name="ce11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10" office:value-type="string" calcext:value-type="string">
            <text:p>The identifier of the provider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4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A comment</text:p>
          </table:table-cell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4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 office:value-type="string" calcext:value-type="string">
            <text:p>Square meter per hect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cycle of inventory</text:p>
          </table:table-cell>
        </table:table-row>
        <table:table-row table:style-name="ro4">
          <table:table-cell table:style-name="ce16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Is the plot inside a forest</text:p>
          </table:table-cell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3">
          <table:table-cell table:style-name="ce12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Communes</text:p>
          </table:table-cell>
        </table:table-row>
        <table:table-row table:style-name="ro4">
          <table:table-cell table:style-name="ce11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number-columns-repeated="2" table:style-name="ce12" office:value-type="string" calcext:value-type="string">
            <text:p>The identifier of the taxon</text:p>
          </table:table-cell>
        </table:table-row>
        <table:table-row table:style-name="ro4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2" office:value-type="string" calcext:value-type="string">
            <text:p>Department</text:p>
          </table:table-cell>
        </table:table-row>
        <table:table-row table:style-name="ro4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number-columns-repeated="2" table:style-name="ce12" office:value-type="string" calcext:value-type="string">
            <text:p>A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Default"/>
        <table:table-column table:style-name="co76" table:default-cell-style-name="ce23"/>
        <table:table-column table:style-name="co77" table:default-cell-style-name="ce18"/>
        <table:table-column table:style-name="co78" table:number-columns-repeated="2" table:default-cell-style-name="Default"/>
        <table:table-row table:style-name="ro11">
          <table:table-cell table:style-name="ce9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Code</text:p>
          </table:table-cell>
          <table:table-cell table:style-name="ce9" office:value-type="string" calcext:value-type="string">
            <text:p>Position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efinition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Other broadleave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Other conifer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Other shrub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8" office:value-type="string" calcext:value-type="string">
            <text:p>Abies alb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" office:value-type="string" calcext:value-type="string">
            <text:p>Abies cephalo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8" office:value-type="string" calcext:value-type="string">
            <text:p>Abies grand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8" office:value-type="string" calcext:value-type="string">
            <text:p>Abies lasiocarp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" office:value-type="string" calcext:value-type="string">
            <text:p>Abies nebrod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8" office:value-type="string" calcext:value-type="string">
            <text:p>Abies nordmanni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Abies pinsapo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8" office:value-type="string" calcext:value-type="string">
            <text:p>Abies proce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8" office:value-type="string" calcext:value-type="string">
            <text:p>Abies sibir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8" office:value-type="string" calcext:value-type="string">
            <text:p>Abie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string" calcext:value-type="string">
            <text:p>Acacia cyanophyll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8" office:value-type="string" calcext:value-type="string">
            <text:p>Acacia cyclop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8" office:value-type="string" calcext:value-type="string">
            <text:p>Acacia dealb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8" office:value-type="string" calcext:value-type="string">
            <text:p>Acacia farnesi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8" office:value-type="string" calcext:value-type="string">
            <text:p>Acacia karoo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8" office:value-type="string" calcext:value-type="string">
            <text:p>Acacia longifol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8" office:value-type="string" calcext:value-type="string">
            <text:p>Acacia mearns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8" office:value-type="string" calcext:value-type="string">
            <text:p>Acacia melanoxylon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8" office:value-type="string" calcext:value-type="string">
            <text:p>Acacia pycnanth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8" office:value-type="string" calcext:value-type="string">
            <text:p>Acacia retinode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8" office:value-type="string" calcext:value-type="string">
            <text:p>Acaci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8" office:value-type="string" calcext:value-type="string">
            <text:p>Acer campestre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8" office:value-type="string" calcext:value-type="string">
            <text:p>Acer granatense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8" office:value-type="string" calcext:value-type="string">
            <text:p>Acer heldreich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8" office:value-type="string" calcext:value-type="string">
            <text:p>Acer hyrcan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8" office:value-type="string" calcext:value-type="string">
            <text:p>Acer lobel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8" office:value-type="string" calcext:value-type="string">
            <text:p>Acer monspessulan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8" office:value-type="string" calcext:value-type="string">
            <text:p>Acer negundo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8" office:value-type="string" calcext:value-type="string">
            <text:p>Acer obtusat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8" office:value-type="string" calcext:value-type="string">
            <text:p>Acer opal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8" office:value-type="string" calcext:value-type="string">
            <text:p>Acer platanoide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8" office:value-type="string" calcext:value-type="string">
            <text:p>Acer pseudoplatan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8" office:value-type="string" calcext:value-type="string">
            <text:p>Acer sempervir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8" office:value-type="string" calcext:value-type="string">
            <text:p>Acer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8" office:value-type="string" calcext:value-type="string">
            <text:p>Acer steven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8" office:value-type="string" calcext:value-type="string">
            <text:p>Acer tataric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Acer trautvetter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8" office:value-type="string" calcext:value-type="string">
            <text:p>Aesculus hippocastanea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8" office:value-type="string" calcext:value-type="string">
            <text:p>Ailanthus altissim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8" office:value-type="string" calcext:value-type="string">
            <text:p>Ailanthus sp. (glandulosa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8" office:value-type="string" calcext:value-type="string">
            <text:p>Alnus cord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8" office:value-type="string" calcext:value-type="string">
            <text:p>Alnus glutino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8" office:value-type="string" calcext:value-type="string">
            <text:p>Alnus inc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8" office:value-type="string" calcext:value-type="string">
            <text:p>Aln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8" office:value-type="string" calcext:value-type="string">
            <text:p>Alnus virid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8" office:value-type="string" calcext:value-type="string">
            <text:p>Amelanchier canad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8" office:value-type="string" calcext:value-type="string">
            <text:p>Amelanchier grandiflo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8" office:value-type="string" calcext:value-type="string">
            <text:p>Amelanchier ov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18" office:value-type="string" calcext:value-type="string">
            <text:p>Amelanchier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8" office:value-type="string" calcext:value-type="string">
            <text:p>Amelanchier spic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8" office:value-type="string" calcext:value-type="string">
            <text:p>Arbutus andrachne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18" office:value-type="string" calcext:value-type="string">
            <text:p>Arbut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8" office:value-type="string" calcext:value-type="string">
            <text:p>Arbutus unedo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8" office:value-type="string" calcext:value-type="string">
            <text:p>Berberis vulgar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8" office:value-type="string" calcext:value-type="string">
            <text:p>Betula humilis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18" office:value-type="string" calcext:value-type="string">
            <text:p>Betula nan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8" office:value-type="string" calcext:value-type="string">
            <text:p>Betula pendul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8" office:value-type="string" calcext:value-type="string">
            <text:p>Betula pubesc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18" office:value-type="string" calcext:value-type="string">
            <text:p>Betul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18" office:value-type="string" calcext:value-type="string">
            <text:p>Buxus balear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8" office:value-type="string" calcext:value-type="string">
            <text:p>Buxus sempervir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18" office:value-type="string" calcext:value-type="string">
            <text:p>Bux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18" office:value-type="string" calcext:value-type="string">
            <text:p>Carpinus betul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18" office:value-type="string" calcext:value-type="string">
            <text:p>Carpinus orient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18" office:value-type="string" calcext:value-type="string">
            <text:p>Carpin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8" office:value-type="string" calcext:value-type="string">
            <text:p>Castanea sativ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8" office:value-type="string" calcext:value-type="string">
            <text:p>Castane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8" office:value-type="string" calcext:value-type="string">
            <text:p>Cedrus atlant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18" office:value-type="string" calcext:value-type="string">
            <text:p>Cedrus deoda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8" office:value-type="string" calcext:value-type="string">
            <text:p>Cedrus liban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18" office:value-type="string" calcext:value-type="string">
            <text:p>Cedr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8" office:value-type="string" calcext:value-type="string">
            <text:p>Celtis austr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18" office:value-type="string" calcext:value-type="string">
            <text:p>Ceratonia siliqu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18" office:value-type="string" calcext:value-type="string">
            <text:p>Cercis siliquastrum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18" office:value-type="string" calcext:value-type="string">
            <text:p>Chamaecyparis lawsoni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8" office:value-type="string" calcext:value-type="string">
            <text:p>Chamaerops humi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18" office:value-type="string" calcext:value-type="string">
            <text:p>Cinnamomum campho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8" office:value-type="string" calcext:value-type="string">
            <text:p>Cornus ma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8" office:value-type="string" calcext:value-type="string">
            <text:p>Cornus sanguin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18" office:value-type="string" calcext:value-type="string">
            <text:p>Corn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8" office:value-type="string" calcext:value-type="string">
            <text:p>Corylus avell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18" office:value-type="string" calcext:value-type="string">
            <text:p>Coryl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18" office:value-type="string" calcext:value-type="string">
            <text:p>Crataegus azarol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18" office:value-type="string" calcext:value-type="string">
            <text:p>Crataegus lacini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8" office:value-type="string" calcext:value-type="string">
            <text:p>Crataegus laevig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18" office:value-type="string" calcext:value-type="string">
            <text:p>Crataegus monogy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8" office:value-type="string" calcext:value-type="string">
            <text:p>Crataegus sp.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8" office:value-type="string" calcext:value-type="string">
            <text:p>Cryptomeri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18" office:value-type="string" calcext:value-type="string">
            <text:p>Cupressus arizo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18" office:value-type="string" calcext:value-type="string">
            <text:p>Cupressus lusita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8" office:value-type="string" calcext:value-type="string">
            <text:p>Cupressus macrocarp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18" office:value-type="string" calcext:value-type="string">
            <text:p>Cupressus sempervir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18" office:value-type="string" calcext:value-type="string">
            <text:p>Cupress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8" office:value-type="string" calcext:value-type="string">
            <text:p>Erica arbor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8" office:value-type="string" calcext:value-type="string">
            <text:p>Erica manipuliflo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18" office:value-type="string" calcext:value-type="string">
            <text:p>Erica scopar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8" office:value-type="string" calcext:value-type="string">
            <text:p>Eric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8" office:value-type="string" calcext:value-type="string">
            <text:p>Eucalyptus camaldul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18" office:value-type="string" calcext:value-type="string">
            <text:p>Eucalyptus gomphocephal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18" office:value-type="string" calcext:value-type="string">
            <text:p>Eucalypt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18" office:value-type="string" calcext:value-type="string">
            <text:p>Euonymus europae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18" office:value-type="string" calcext:value-type="string">
            <text:p>Euonym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18" office:value-type="string" calcext:value-type="string">
            <text:p>Fag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8" office:value-type="string" calcext:value-type="string">
            <text:p>Fagus sylvat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18" office:value-type="string" calcext:value-type="string">
            <text:p>Ficus car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8" office:value-type="string" calcext:value-type="string">
            <text:p>Fic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18" office:value-type="string" calcext:value-type="string">
            <text:p>Frangula aln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18" office:value-type="string" calcext:value-type="string">
            <text:p>Fraxinus angustifoli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18" office:value-type="string" calcext:value-type="string">
            <text:p>Fraxinus excelsior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18" office:value-type="string" calcext:value-type="string">
            <text:p>Fraxinus orn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18" office:value-type="string" calcext:value-type="string">
            <text:p>Fraxinus pallisae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18" office:value-type="string" calcext:value-type="string">
            <text:p>Fraxinus pennsylvan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18" office:value-type="string" calcext:value-type="string">
            <text:p>Fraxin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18" office:value-type="string" calcext:value-type="string">
            <text:p>Gleditsi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8" office:value-type="string" calcext:value-type="string">
            <text:p>Hippophae rhamnoide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18" office:value-type="string" calcext:value-type="string">
            <text:p>Ilex aquifoli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8" office:value-type="string" calcext:value-type="string">
            <text:p>Ilex canari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18" office:value-type="string" calcext:value-type="string">
            <text:p>Ilex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18" office:value-type="string" calcext:value-type="string">
            <text:p>Juglans ciner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18" office:value-type="string" calcext:value-type="string">
            <text:p>Juglans nig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18" office:value-type="string" calcext:value-type="string">
            <text:p>Juglans reg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8" office:value-type="string" calcext:value-type="string">
            <text:p>Juglan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8" office:value-type="string" calcext:value-type="string">
            <text:p>Juniperus comun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18" office:value-type="string" calcext:value-type="string">
            <text:p>Juniperus oxycedr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18" office:value-type="string" calcext:value-type="string">
            <text:p>Juniperus phoenic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18" office:value-type="string" calcext:value-type="string">
            <text:p>Juniperus sabi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8" office:value-type="string" calcext:value-type="string">
            <text:p>Juniper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18" office:value-type="string" calcext:value-type="string">
            <text:p>Juniperus thurife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8" office:value-type="string" calcext:value-type="string">
            <text:p>Juniperus virgini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18" office:value-type="string" calcext:value-type="string">
            <text:p>Laburnum alpin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18" office:value-type="string" calcext:value-type="string">
            <text:p>Laburnum anagyroide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8" office:value-type="string" calcext:value-type="string">
            <text:p>Laburnum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8" office:value-type="string" calcext:value-type="string">
            <text:p>Larix decidu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8" office:value-type="string" calcext:value-type="string">
            <text:p>Larix kaempferi C25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8" office:value-type="string" calcext:value-type="string">
            <text:p>Larix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18" office:value-type="string" calcext:value-type="string">
            <text:p>Laurus azor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8" office:value-type="string" calcext:value-type="string">
            <text:p>Laurus nobi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18" office:value-type="string" calcext:value-type="string">
            <text:p>Ligustrum vulgare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18" office:value-type="string" calcext:value-type="string">
            <text:p>Liriodendron tulipifer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8" office:value-type="string" calcext:value-type="string">
            <text:p>Lonicer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18" office:value-type="string" calcext:value-type="string">
            <text:p>Magnoli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18" office:value-type="string" calcext:value-type="string">
            <text:p>Malus domest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18" office:value-type="string" calcext:value-type="string">
            <text:p>Mal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18" office:value-type="string" calcext:value-type="string">
            <text:p>Malus sylvestr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18" office:value-type="string" calcext:value-type="string">
            <text:p>Metasequoi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8" office:value-type="string" calcext:value-type="string">
            <text:p>Morus alb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18" office:value-type="string" calcext:value-type="string">
            <text:p>Morus nig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18" office:value-type="string" calcext:value-type="string">
            <text:p>Mor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18" office:value-type="string" calcext:value-type="string">
            <text:p>Myrica fay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18" office:value-type="string" calcext:value-type="string">
            <text:p>Myrtus commun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18" office:value-type="string" calcext:value-type="string">
            <text:p>Ocotea foet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18" office:value-type="string" calcext:value-type="string">
            <text:p>Olea europa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18" office:value-type="string" calcext:value-type="string">
            <text:p>Ole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18" office:value-type="string" calcext:value-type="string">
            <text:p>Ostrya carpinifol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18" office:value-type="string" calcext:value-type="string">
            <text:p>Paulownia tomento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18" office:value-type="string" calcext:value-type="string">
            <text:p>Persea ind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18" office:value-type="string" calcext:value-type="string">
            <text:p>Phillyrea angustifol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8" office:value-type="string" calcext:value-type="string">
            <text:p>Phillyrea latifol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18" office:value-type="string" calcext:value-type="string">
            <text:p>Phoenix canari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18" office:value-type="string" calcext:value-type="string">
            <text:p>Phoenix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18" office:value-type="string" calcext:value-type="string">
            <text:p>Picconia excel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18" office:value-type="string" calcext:value-type="string">
            <text:p>Picea abies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18" office:value-type="string" calcext:value-type="string">
            <text:p>Picea engelmann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8" office:value-type="string" calcext:value-type="string">
            <text:p>Picea glau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18" office:value-type="string" calcext:value-type="string">
            <text:p>Picea omorik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18" office:value-type="string" calcext:value-type="string">
            <text:p>Picea orient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18" office:value-type="string" calcext:value-type="string">
            <text:p>Picea pung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18" office:value-type="string" calcext:value-type="string">
            <text:p>Picea sitch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18" office:value-type="string" calcext:value-type="string">
            <text:p>Pice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18" office:value-type="string" calcext:value-type="string">
            <text:p>Pinus banksi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18" office:value-type="string" calcext:value-type="string">
            <text:p>Pinus canari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18" office:value-type="string" calcext:value-type="string">
            <text:p>Pinus cemb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18" office:value-type="string" calcext:value-type="string">
            <text:p>Pinus contor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8" office:value-type="string" calcext:value-type="string">
            <text:p>Pinus halep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18" office:value-type="string" calcext:value-type="string">
            <text:p>Pinus heldreich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24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18" office:value-type="string" calcext:value-type="string">
            <text:p>Pinus leucoderm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8" office:value-type="string" calcext:value-type="string">
            <text:p>Pinus mugo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18" office:value-type="string" calcext:value-type="string">
            <text:p>Pinus nigr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18" office:value-type="string" calcext:value-type="string">
            <text:p>Pinus pinaster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8" office:value-type="string" calcext:value-type="string">
            <text:p>Pinus pin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18" office:value-type="string" calcext:value-type="string">
            <text:p>Pinus pondero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18" office:value-type="string" calcext:value-type="string">
            <text:p>Pinus radiat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18" office:value-type="string" calcext:value-type="string">
            <text:p>Pinus sp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18" office:value-type="string" calcext:value-type="string">
            <text:p>Pinus strob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18" office:value-type="string" calcext:value-type="string">
            <text:p>Pinus sylvestr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18" office:value-type="string" calcext:value-type="string">
            <text:p>Pinus uncinata (rotundata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18" office:value-type="string" calcext:value-type="string">
            <text:p>Pistacia atlant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18" office:value-type="string" calcext:value-type="string">
            <text:p>Pistacia lentisc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18" office:value-type="string" calcext:value-type="string">
            <text:p>Pistacia terebinth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18" office:value-type="string" calcext:value-type="string">
            <text:p>Platanus acerifol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18" office:value-type="string" calcext:value-type="string">
            <text:p>Platanus orient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8" office:value-type="string" calcext:value-type="string">
            <text:p>Platanus sp. (incl hybrida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8" office:value-type="string" calcext:value-type="string">
            <text:p>Pleiomeris canari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18" office:value-type="string" calcext:value-type="string">
            <text:p>Populus alb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18" office:value-type="string" calcext:value-type="string">
            <text:p>Populus nig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18" office:value-type="string" calcext:value-type="string">
            <text:p>Popul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8" office:value-type="string" calcext:value-type="string">
            <text:p>Populus tremul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8" office:value-type="string" calcext:value-type="string">
            <text:p>Populus x canesc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8" office:value-type="string" calcext:value-type="string">
            <text:p>Prunus armenia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18" office:value-type="string" calcext:value-type="string">
            <text:p>Prunus avi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18" office:value-type="string" calcext:value-type="string">
            <text:p>Prunus cerasife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18" office:value-type="string" calcext:value-type="string">
            <text:p>Prunus ceras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18" office:value-type="string" calcext:value-type="string">
            <text:p>Prunus domest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18" office:value-type="string" calcext:value-type="string">
            <text:p>Prunus dulc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18" office:value-type="string" calcext:value-type="string">
            <text:p>Prunus lusita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18" office:value-type="string" calcext:value-type="string">
            <text:p>Prunus mahaleb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8" office:value-type="string" calcext:value-type="string">
            <text:p>Prunus padus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18" office:value-type="string" calcext:value-type="string">
            <text:p>Prunus pers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18" office:value-type="string" calcext:value-type="string">
            <text:p>Prunus seroti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18" office:value-type="string" calcext:value-type="string">
            <text:p>Prun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18" office:value-type="string" calcext:value-type="string">
            <text:p>Prunus spino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18" office:value-type="string" calcext:value-type="string">
            <text:p>Pseudotsuga menzies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18" office:value-type="string" calcext:value-type="string">
            <text:p>Pyrus amygdaliform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18" office:value-type="string" calcext:value-type="string">
            <text:p>Pyrus commun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18" office:value-type="string" calcext:value-type="string">
            <text:p>Pyrus pyraster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18" office:value-type="string" calcext:value-type="string">
            <text:p>Pyr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18" office:value-type="string" calcext:value-type="string">
            <text:p>Quercus alnifol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18" office:value-type="string" calcext:value-type="string">
            <text:p>Quercus canari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18" office:value-type="string" calcext:value-type="string">
            <text:p>Quercus cerr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18" office:value-type="string" calcext:value-type="string">
            <text:p>Quercus coccifera (Q. calliprinos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18" office:value-type="string" calcext:value-type="string">
            <text:p>Quercus conges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8" office:value-type="string" calcext:value-type="string">
            <text:p>Quercus dalechamp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18" office:value-type="string" calcext:value-type="string">
            <text:p>Quercus fagin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18" office:value-type="string" calcext:value-type="string">
            <text:p>Quercus frainetto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18" office:value-type="string" calcext:value-type="string">
            <text:p>Quercus fruticosa</text:p>
          </table:table-cell>
          <table:table-cell table:style-name="ce18" office:value-type="string" calcext:value-type="string">
            <text:p>Quercus fruticos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18" office:value-type="string" calcext:value-type="string">
            <text:p>Quercus hartwissi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8" office:value-type="string" calcext:value-type="string">
            <text:p>Quercus ilex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18" office:value-type="string" calcext:value-type="string">
            <text:p>Quercus lusita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18" office:value-type="string" calcext:value-type="string">
            <text:p>Quercus macrolepis (Q. aegilops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18" office:value-type="string" calcext:value-type="string">
            <text:p>Quercus ma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8" office:value-type="string" calcext:value-type="string">
            <text:p>Quercus palustr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8" office:value-type="string" calcext:value-type="string">
            <text:p>Quercus pedunculiflo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8" office:value-type="string" calcext:value-type="string">
            <text:p>Quercus petrae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18" office:value-type="string" calcext:value-type="string">
            <text:p>Quercus petraea (group) x pubesce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8" office:value-type="string" calcext:value-type="string">
            <text:p>Quercus petraea group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8" office:value-type="string" calcext:value-type="string">
            <text:p>Quercus polycarp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8" office:value-type="string" calcext:value-type="string">
            <text:p>Quercus pubesc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18" office:value-type="string" calcext:value-type="string">
            <text:p>Quercus pyrenaica (Q. toza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18" office:value-type="string" calcext:value-type="string">
            <text:p>Quercus robur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18" office:value-type="string" calcext:value-type="string">
            <text:p>Quercus robur x pyrena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18" office:value-type="string" calcext:value-type="string">
            <text:p>Quercus rub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18" office:value-type="string" calcext:value-type="string">
            <text:p>Querc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18" office:value-type="string" calcext:value-type="string">
            <text:p>Quercus suber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18" office:value-type="string" calcext:value-type="string">
            <text:p>Quercus troj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18" office:value-type="string" calcext:value-type="string">
            <text:p>Rhamnus alatern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18" office:value-type="string" calcext:value-type="string">
            <text:p>Rhamnus catharticus (a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8" office:value-type="string" calcext:value-type="string">
            <text:p>Rhamnus lycioides spp. oleoide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18" office:value-type="string" calcext:value-type="string">
            <text:p>Rhamn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18" office:value-type="string" calcext:value-type="string">
            <text:p>Rhus coriar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18" office:value-type="string" calcext:value-type="string">
            <text:p>Rhus typhi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18" office:value-type="string" calcext:value-type="string">
            <text:p>Robinia pseudoacac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18" office:value-type="string" calcext:value-type="string">
            <text:p>Salix alba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18" office:value-type="string" calcext:value-type="string">
            <text:p>Salix atrociner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8" office:value-type="string" calcext:value-type="string">
            <text:p>Salix babylo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18" office:value-type="string" calcext:value-type="string">
            <text:p>Salix cantabr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18" office:value-type="string" calcext:value-type="string">
            <text:p>Salix capr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8" office:value-type="string" calcext:value-type="string">
            <text:p>Salix ciner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18" office:value-type="string" calcext:value-type="string">
            <text:p>Salix eleagno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18" office:value-type="string" calcext:value-type="string">
            <text:p>Salix fragi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18" office:value-type="string" calcext:value-type="string">
            <text:p>Salix purpure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18" office:value-type="string" calcext:value-type="string">
            <text:p>Salix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18" office:value-type="string" calcext:value-type="string">
            <text:p>Salix vimin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18" office:value-type="string" calcext:value-type="string">
            <text:p>Sambucus ebul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18" office:value-type="string" calcext:value-type="string">
            <text:p>Sambucus nig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18" office:value-type="string" calcext:value-type="string">
            <text:p>Sambucus racemo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18" office:value-type="string" calcext:value-type="string">
            <text:p>Sambuc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18" office:value-type="string" calcext:value-type="string">
            <text:p>Sequoiadendron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18" office:value-type="string" calcext:value-type="string">
            <text:p>Sophora japon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18" office:value-type="string" calcext:value-type="string">
            <text:p>Sorbus ar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18" office:value-type="string" calcext:value-type="string">
            <text:p>Sorbus aucupar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18" office:value-type="string" calcext:value-type="string">
            <text:p>Sorbus chamaemespilu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18" office:value-type="string" calcext:value-type="string">
            <text:p>Sorbus domestic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18" office:value-type="string" calcext:value-type="string">
            <text:p>Sorbus intermedi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18" office:value-type="string" calcext:value-type="string">
            <text:p>Sorbus latifolia s.l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18" office:value-type="string" calcext:value-type="string">
            <text:p>Sorbus mougeotii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18" office:value-type="string" calcext:value-type="string">
            <text:p>Sorb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18" office:value-type="string" calcext:value-type="string">
            <text:p>Sorbus torminal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18" office:value-type="string" calcext:value-type="string">
            <text:p>Tamarix afric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18" office:value-type="string" calcext:value-type="string">
            <text:p>Tamarix canari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18" office:value-type="string" calcext:value-type="string">
            <text:p>Tamarix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18" office:value-type="string" calcext:value-type="string">
            <text:p>Taxodium distichum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8" office:value-type="string" calcext:value-type="string">
            <text:p>Taxus bacc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18" office:value-type="string" calcext:value-type="string">
            <text:p>Tax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18" office:value-type="string" calcext:value-type="string">
            <text:p>Tetraclinis articul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18" office:value-type="string" calcext:value-type="string">
            <text:p>Thuja plic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18" office:value-type="string" calcext:value-type="string">
            <text:p>Thuja sp.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18" office:value-type="string" calcext:value-type="string">
            <text:p>Tilia cordat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18" office:value-type="string" calcext:value-type="string">
            <text:p>Tilia platyphylo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18" office:value-type="string" calcext:value-type="string">
            <text:p>Tili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18" office:value-type="string" calcext:value-type="string">
            <text:p>Tilia tomentos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18" office:value-type="string" calcext:value-type="string">
            <text:p>Tsuga canadensi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18" office:value-type="string" calcext:value-type="string">
            <text:p>Tsuga heterophyll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18" office:value-type="string" calcext:value-type="string">
            <text:p>Tsuga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18" office:value-type="string" calcext:value-type="string">
            <text:p>Ulmus canescens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18" office:value-type="string" calcext:value-type="string">
            <text:p>Ulmus glabr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18" office:value-type="string" calcext:value-type="string">
            <text:p>Ulmus laevis 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8" office:value-type="string" calcext:value-type="string">
            <text:p>Ulmus minor (pumila)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8" office:value-type="string" calcext:value-type="string">
            <text:p>Ulmus sp.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18" office:value-type="string" calcext:value-type="string">
            <text:p>Viburnum lantana</text:p>
          </table:table-cell>
        </table:table-row>
        <table:table-row table:style-name="ro3">
          <table:table-cell table:style-name="ce18" office:value-type="string" calcext:value-type="string">
            <text:p>SPECIES_CODE</text:p>
          </table:table-cell>
          <table:table-cell table:style-name="ce18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18" office:value-type="string" calcext:value-type="string">
            <text:p>Viburnum opulus</text:p>
          </table:table-cell>
        </table:table-row>
        <table:table-row table:style-name="ro3">
          <table:table-cell table:style-name="ce18" office:value-type="string" calcext:value-type="string">
            <text:p>SPECIES_CLASS</text:p>
          </table:table-cell>
          <table:table-cell table:style-name="ce1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3">
          <table:table-cell table:style-name="ce18" office:value-type="string" calcext:value-type="string">
            <text:p>SPECIES_CLASS</text:p>
          </table:table-cell>
          <table:table-cell table:style-name="ce1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3">
          <table:table-cell table:style-name="ce18" office:value-type="string" calcext:value-type="string">
            <text:p>SPECIES_CLASS</text:p>
          </table:table-cell>
          <table:table-cell table:style-name="ce1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Boynes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Vrigny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Ascoux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3" office:value-type="string" calcext:value-type="string">
            <text:p>Pithiviers</text:p>
          </table:table-cell>
        </table:table-row>
        <table:table-row table:style-name="ro3">
          <table:table-cell table:style-name="ce11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3" table:number-rows-repeated="27">
          <table:table-cell/>
          <table:table-cell table:style-name="ce18"/>
          <table:table-cell table:number-columns-repeated="3"/>
        </table:table-row>
        <table:table-row table:style-name="ro3" table:number-rows-repeated="5">
          <table:table-cell table:style-name="ce21"/>
          <table:table-cell table:number-columns-repeated="2"/>
          <table:table-cell table:style-name="ce21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18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18"/>
          <table:table-cell table:number-columns-repeated="3"/>
        </table:table-row>
        <table:table-row table:style-name="ro3" table:number-rows-repeated="6508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Default"/>
        <table:table-column table:style-name="co6" table:number-columns-repeated="6" table:default-cell-style-name="Default"/>
        <table:table-row table:style-name="ro12">
          <table:table-cell table:style-name="ce9"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Code</text:p>
          </table:table-cell>
          <table:table-cell table:style-name="ce22" office:value-type="string" calcext:value-type="string">
            <text:p>Parent_code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_leaf</text:p>
          </table:table-cell>
        </table:table-row>
        <table:table-row table:style-name="ro8" table:number-rows-repeated="2594">
          <table:table-cell/>
          <table:table-cell table:style-name="ce25" table:number-columns-repeated="2"/>
          <table:table-cell table:style-name="ce26" table:number-columns-repeated="2"/>
          <table:table-cell table:style-name="ce25"/>
          <table:table-cell/>
        </table:table-row>
        <table:table-row table:style-name="ro8" table:number-rows-repeated="1045979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row table:style-name="ro7">
          <table:table-cell table:style-name="ce9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Source Code</text:p>
          </table:table-cell>
          <table:table-cell table:style-name="ce9" office:value-type="string" calcext:value-type="string">
            <text:p>Destination Unit</text:p>
          </table:table-cell>
          <table:table-cell table:style-name="ce15" office:value-type="string" calcext:value-type="string">
            <text:p>Destination Code</text:p>
          </table:table-cell>
          <table:table-cell table:style-name="ce15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7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7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7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Default"/>
        <table:table-column table:style-name="co85" table:default-cell-style-name="Default"/>
        <table:table-row table:style-name="ro13">
          <table:table-cell table:style-name="ce9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6" table:default-cell-style-name="Default"/>
        <table:table-column table:style-name="co26" table:number-columns-repeated="2" table:default-cell-style-name="Default"/>
        <table:table-column table:style-name="co87" table:default-cell-style-name="Default"/>
        <table:table-column table:style-name="co6" table:number-columns-repeated="252" table:default-cell-style-name="Default"/>
        <table:table-row table:style-name="ro14">
          <table:table-cell table:style-name="ce15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15" office:value-type="string" calcext:value-type="string">
            <text:p>Min</text:p>
          </table:table-cell>
          <table:table-cell table:style-name="ce15" office:value-type="string" calcext:value-type="string">
            <text:p>Max</text:p>
          </table:table-cell>
          <table:table-cell table:number-columns-repeated="253"/>
        </table:table-row>
        <table:table-row table:style-name="ro3">
          <table:table-cell table:style-name="ce29" office:value-type="string" calcext:value-type="string">
            <text:p>PERCENTAG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53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ce12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1">
          <table:table-cell table:style-name="ce9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15" office:value-type="string" calcext:value-type="string">
            <text:p>Table Name</text:p>
          </table:table-cell>
          <table:table-cell table:style-name="ce15" office:value-type="string" calcext:value-type="string">
            <text:p>Schema</text:p>
          </table:table-cell>
          <table:table-cell table:style-name="ce15" office:value-type="string" calcext:value-type="string">
            <text:p>Primary Keys</text:p>
          </table:table-cell>
          <table:table-cell table:style-name="ce15" office:value-type="string" calcext:value-type="string">
            <text:p>Label</text:p>
          </table:table-cell>
        </table:table-row>
        <table:table-row table:style-name="ro4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4">
          <table:table-cell office:value-type="string" calcext:value-type="string">
            <text:p>PLOT_DATA</text:p>
          </table:table-cell>
          <table:table-cell table:style-name="ce12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4">
          <table:table-cell office:value-type="string" calcext:value-type="string">
            <text:p>SPECIES_DATA</text:p>
          </table:table-cell>
          <table:table-cell table:style-name="ce12" office:value-type="string" calcext:value-type="string">
            <text:p>SPECIES_DATA</text:p>
          </table:table-cell>
          <table:table-cell table:style-name="ce12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4">
          <table:table-cell office:value-type="string" calcext:value-type="string">
            <text:p>TREE_DATA</text:p>
          </table:table-cell>
          <table:table-cell table:style-name="ce12" office:value-type="string" calcext:value-type="string">
            <text:p>TREE_DATA</text:p>
          </table:table-cell>
          <table:table-cell table:style-name="ce12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4">
          <table:table-cell office:value-type="string" calcext:value-type="string">
            <text:p>HARMONIZED_LOCATION_DATA</text:p>
          </table:table-cell>
          <table:table-cell table:style-name="ce12" office:value-type="string" calcext:value-type="string">
            <text:p>HARMONIZED_LOCATION</text:p>
          </table:table-cell>
          <table:table-cell table:style-name="ce12" office:value-type="string" calcext:value-type="string">
            <text:p>HARMONIZED_DATA</text:p>
          </table:table-cell>
          <table:table-cell table:style-name="ce11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4">
          <table:table-cell office:value-type="string" calcext:value-type="string">
            <text:p>HARMONIZED_PLOT_DATA</text:p>
          </table:table-cell>
          <table:table-cell table:style-name="ce12" office:value-type="string" calcext:value-type="string">
            <text:p>HARMONIZED_PLOT_DATA</text:p>
          </table:table-cell>
          <table:table-cell table:style-name="ce12" office:value-type="string" calcext:value-type="string">
            <text:p>HARMONIZED_DATA</text:p>
          </table:table-cell>
          <table:table-cell table:style-name="ce11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4">
          <table:table-cell office:value-type="string" calcext:value-type="string">
            <text:p>HARMONIZED_SPECIES_DATA</text:p>
          </table:table-cell>
          <table:table-cell table:style-name="ce12" office:value-type="string" calcext:value-type="string">
            <text:p>HARMONIZED_SPECIES_DATA</text:p>
          </table:table-cell>
          <table:table-cell table:style-name="ce12" office:value-type="string" calcext:value-type="string">
            <text:p>HARMONIZED_DATA</text:p>
          </table:table-cell>
          <table:table-cell table:style-name="ce11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4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2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4">
          <table:table-cell office:value-type="string" calcext:value-type="string">
            <text:p>DATA_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s</text:p>
          </table:table-cell>
        </table:table-row>
        <table:table-row table:style-name="ro4">
          <table:table-cell office:value-type="string" calcext:value-type="string">
            <text:p>MODE_DATA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UNIT,CODE</text:p>
          </table:table-cell>
          <table:table-cell office:value-type="string" calcext:value-type="string">
            <text:p>Modalities</text:p>
          </table:table-cell>
        </table:table-row>
        <table:table-row table:style-name="ro4">
          <table:table-cell office:value-type="string" calcext:value-type="string">
            <text:p>MODE_TREE_DATA</text:p>
          </table:table-cell>
          <table:table-cell office:value-type="string" calcext:value-type="string">
            <text:p>MODE_TREE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UNIT,CODE</text:p>
          </table:table-cell>
          <table:table-cell office:value-type="string" calcext:value-type="string">
            <text:p>Modalities tree</text:p>
          </table:table-cell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ABLE_FORMA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ables formats</text:p>
          </table:table-cell>
        </table:table-row>
        <table:table-row table:style-name="ro4">
          <table:table-cell office:value-type="string" calcext:value-type="string">
            <text:p>FORM_FORMAT_DATA</text:p>
          </table:table-cell>
          <table:table-cell table:style-name="ce12" office:value-type="string" calcext:value-type="string">
            <text:p>FORM_FORMA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orms formats</text:p>
          </table:table-cell>
        </table:table-row>
        <table:table-row table:style-name="ro4">
          <table:table-cell office:value-type="string" calcext:value-type="string">
            <text:p>FILE_FORMAT_DATA</text:p>
          </table:table-cell>
          <table:table-cell table:style-name="ce12" office:value-type="string" calcext:value-type="string">
            <text:p>FILE_FORMA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iles formats</text:p>
          </table:table-cell>
        </table:table-row>
        <table:table-row table:style-name="ro4">
          <table:table-cell office:value-type="string" calcext:value-type="string">
            <text:p>DATASET_DATA</text:p>
          </table:table-cell>
          <table:table-cell table:style-name="ce12" office:value-type="string" calcext:value-type="string">
            <text:p>DATASET</text:p>
          </table:table-cell>
          <table:table-cell office:value-type="string" calcext:value-type="string">
            <text:p>METADATA</text:p>
          </table:table-cell>
          <table:table-cell table:style-name="ce12" office:value-type="string" calcext:value-type="string">
            <text:p>DATASET_ID</text:p>
          </table:table-cell>
          <table:table-cell office:value-type="string" calcext:value-type="string">
            <text:p>Datasets</text:p>
          </table:table-cell>
        </table:table-row>
        <table:table-row table:style-name="ro4">
          <table:table-cell office:value-type="string" calcext:value-type="string">
            <text:p>CHECKS_DATA</text:p>
          </table:table-cell>
          <table:table-cell table:style-name="ce12" office:value-type="string" calcext:value-type="string">
            <text:p>CHECKS</text:p>
          </table:table-cell>
          <table:table-cell office:value-type="string" calcext:value-type="string">
            <text:p>METADATA</text:p>
          </table:table-cell>
          <table:table-cell table:style-name="ce12" office:value-type="string" calcext:value-type="string">
            <text:p>CHECK_ID</text:p>
          </table:table-cell>
          <table:table-cell office:value-type="string" calcext:value-type="string">
            <text:p>Controls</text:p>
          </table:table-cell>
        </table:table-row>
        <table:table-row table:style-name="ro4">
          <table:table-cell office:value-type="string" calcext:value-type="string">
            <text:p>TABLE_SCHEMA_DATA</text:p>
          </table:table-cell>
          <table:table-cell table:style-name="ce12" office:value-type="string" calcext:value-type="string">
            <text:p>TABLE_SCHEMA</text:p>
          </table:table-cell>
          <table:table-cell office:value-type="string" calcext:value-type="string">
            <text:p>METADATA</text:p>
          </table:table-cell>
          <table:table-cell table:style-name="ce12" office:value-type="string" calcext:value-type="string">
            <text:p>SCHEMA_CODE</text:p>
          </table:table-cell>
          <table:table-cell office:value-type="string" calcext:value-type="string">
            <text:p>Schemas</text:p>
          </table:table-cell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PPING</text:p>
          </table:table-cell>
          <table:table-cell table:style-name="ce12" office:value-type="string" calcext:value-type="string">
            <text:p>LAYER_NAME</text:p>
          </table:table-cell>
          <table:table-cell office:value-type="string" calcext:value-type="string">
            <text:p>Layers definition</text:p>
          </table:table-cell>
        </table:table-row>
        <table:table-row table:style-name="ro4">
          <table:table-cell office:value-type="string" calcext:value-type="string">
            <text:p>PREDEFINED_REQUEST_DATA</text:p>
          </table:table-cell>
          <table:table-cell office:value-type="string" calcext:value-type="string">
            <text:p>PREDEFINED_REQUEST</text:p>
          </table:table-cell>
          <table:table-cell office:value-type="string" calcext:value-type="string">
            <text:p>WEBSITE</text:p>
          </table:table-cell>
          <table:table-cell table:style-name="ce12" office:value-type="string" calcext:value-type="string">
            <text:p>REQUEST_NAME</text:p>
          </table:table-cell>
          <table:table-cell office:value-type="string" calcext:value-type="string">
            <text:p>Saved requests</text:p>
          </table:table-cell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EBSITE</text:p>
          </table:table-cell>
          <table:table-cell table:style-name="ce12" office:value-type="string" calcext:value-type="string">
            <text:p>ROLE_CODE</text:p>
          </table:table-cell>
          <table:table-cell office:value-type="string" calcext:value-type="string">
            <text:p>Roles</text:p>
          </table:table-cell>
        </table:table-row>
        <table:table-row table:style-name="ro4">
          <table:table-cell office:value-type="string" calcext:value-type="string">
            <text:p>PERMISSION_DATA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ISSION_CODE</text:p>
          </table:table-cell>
          <table:table-cell office:value-type="string" calcext:value-type="string">
            <text:p>Permissions</text:p>
          </table:table-cell>
        </table:table-row>
        <table:table-row table:style-name="ro3" table:number-rows-repeated="1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3"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Is Opened</text:p>
          </table:table-cell>
        </table:table-row>
        <table:table-row table:style-name="ro4">
          <table:table-cell office:value-type="string" calcext:value-type="string">
            <text:p>LOCATION_FORM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Locations 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OT_FORM</text:p>
          </table:table-cell>
          <table:table-cell office:value-type="string" calcext:value-type="string">
            <text:p>Plots</text:p>
          </table:table-cell>
          <table:table-cell office:value-type="string" calcext:value-type="string">
            <text:p>Plots data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s dat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3" table:number-rows-repeated="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3" table:default-cell-style-name="ce4"/>
        <table:table-column table:style-name="co34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File Extension</text:p>
          </table:table-cell>
          <table:table-cell table:style-name="ce17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7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7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  <table:table-cell/>
        </table:table-row>
        <table:table-row table:style-name="ro4">
          <table:table-cell office:value-type="string" calcext:value-type="string">
            <text:p>LOCATION_FILE</text:p>
          </table:table-cell>
          <table:table-cell table:style-name="ce4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s file</text:p>
          </table:table-cell>
          <table:table-cell/>
        </table:table-row>
        <table:table-row table:style-name="ro4"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PLOT_FI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ots file</text:p>
          </table:table-cell>
          <table:table-cell table:style-name="ce4"/>
        </table:table-row>
        <table:table-row table:style-name="ro4">
          <table:table-cell office:value-type="string" calcext:value-type="string">
            <text:p>SPECIES_FILE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SPECIES_FI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cies file</text:p>
          </table:table-cell>
          <table:table-cell table:style-name="ce4"/>
        </table:table-row>
        <table:table-row table:style-name="ro4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s file</text:p>
          </table:table-cell>
          <table:table-cell/>
        </table:table-row>
        <table:table-row table:style-name="ro3" table:number-rows-repeated="3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ble_fiel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row table:style-name="ro9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Column_Name</text:p>
          </table:table-cell>
          <table:table-cell table:style-name="ce17" office:value-type="string" calcext:value-type="string">
            <text:p>isCalculated</text:p>
          </table:table-cell>
          <table:table-cell table:style-name="ce17" office:value-type="string" calcext:value-type="string">
            <text:p>idEditable</text:p>
          </table:table-cell>
          <table:table-cell table:style-name="ce17" office:value-type="string" calcext:value-type="string">
            <text:p>isInsertable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3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3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Criteria</text:p>
          </table:table-cell>
          <table:table-cell table:style-name="ce17" office:value-type="string" calcext:value-type="string">
            <text:p>isResult</text:p>
          </table:table-cell>
          <table:table-cell table:style-name="ce17" office:value-type="string" calcext:value-type="string">
            <office:annotation draw:style-name="gr5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is default criteria</text:p>
          </table:table-cell>
          <table:table-cell table:style-name="ce17" office:value-type="string" calcext:value-type="string">
            <text:p>is default result</text:p>
          </table:table-cell>
          <table:table-cell table:style-name="ce17" office:value-type="string" calcext:value-type="string">
            <text:p>default_value</text:p>
          </table:table-cell>
          <table:table-cell table:style-name="ce17" office:value-type="string" calcext:value-type="string">
            <text:p>decimals</text:p>
          </table:table-cell>
          <table:table-cell table:style-name="ce17" office:value-type="string" calcext:value-type="string">
            <text:p>Mask</text:p>
          </table:table-cell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4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46" table:default-cell-style-name="ce4"/>
        <table:table-column table:style-name="co47" table:default-cell-style-name="ce4"/>
        <table:table-column table:style-name="co6" table:default-cell-style-name="ce4"/>
        <table:table-column table:style-name="co48" table:default-cell-style-name="ce4"/>
        <table:table-column table:style-name="co6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Mask</text:p>
          </table:table-cell>
          <table:table-cell table:style-name="ce17" office:value-type="string" calcext:value-type="string">
            <text:p>Position</text:p>
          </table:table-cell>
        </table:table-row>
        <table:table-row table:style-name="ro3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3">
          <table:table-cell table:style-name="ce17" office:value-type="string" calcext:value-type="string">
            <text:p>SRC_DATA</text:p>
          </table:table-cell>
          <table:table-cell table:style-name="ce17" office:value-type="string" calcext:value-type="string">
            <text:p>SRC_FORMAT</text:p>
          </table:table-cell>
          <table:table-cell table:style-name="ce17" office:value-type="string" calcext:value-type="string">
            <text:p>DST_DATA</text:p>
          </table:table-cell>
          <table:table-cell table:style-name="ce17" office:value-type="string" calcext:value-type="string">
            <text:p>DST_FORMAT</text:p>
          </table:table-cell>
          <table:table-cell table:style-name="ce17" office:value-type="string" calcext:value-type="string">
            <text:p>MAPPING_TYP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table:style-name="ce4" office:value-type="string" calcext:value-type="string">
            <text:p>SPECIES_FILE</text:p>
          </table:table-cell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4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4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D_TAXON</text:p>
          </table:table-cell>
          <table:table-cell table:style-name="ce4"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7" office:value-type="string" calcext:value-type="string">
            <text:p>isDefault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7" table:default-cell-style-name="Default"/>
        <table:table-column table:style-name="co47" table:default-cell-style-name="ce4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8" table:default-cell-style-name="Default"/>
        <table:table-column table:style-name="co47" table:number-columns-repeated="2" table:default-cell-style-name="Default"/>
        <table:table-column table:style-name="co59" table:default-cell-style-name="Default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7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3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default-cell-style-name="Default"/>
        <table:table-row table:style-name="ro10">
          <table:table-cell table:style-name="ce17" office:value-type="string" calcext:value-type="string">
            <text:p>Check_id</text:p>
          </table:table-cell>
          <table:table-cell table:style-name="ce17" office:value-type="string" calcext:value-type="string">
            <text:p>Step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tatement</text:p>
          </table:table-cell>
          <table:table-cell table:style-name="ce17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Default"/>
        <table:table-column table:style-name="co94" table:number-columns-repeated="2" table:default-cell-style-name="Default"/>
        <table:table-column table:style-name="co95" table:default-cell-style-name="ce32"/>
        <table:table-row table:style-name="ro11">
          <table:table-cell table:style-name="ce9" office:value-type="string" calcext:value-type="string">
            <text:p>Schema Code</text:p>
          </table:table-cell>
          <table:table-cell table:style-name="ce9" office:value-type="string" calcext:value-type="string">
            <text:p>Schema Name</text:p>
          </table:table-cell>
          <table:table-cell table:style-name="ce9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13cm" svg:height="0.905cm" svg:x="1.853cm" svg:y="0.001cm" draw:control="control9">
              <svg:title>Export CSV</svg:title>
              <svg:desc>Export CSV</svg:desc>
            </draw:control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3">
          <table:table-cell table:number-columns-repeated="2" office:value-type="string" calcext:value-type="string">
            <text:p>RAW_DATA</text:p>
          </table:table-cell>
          <table:table-cell table:style-name="ce12" office:value-type="string" calcext:value-type="string">
            <text:p>Raw Data</text:p>
          </table:table-cell>
          <table:table-cell table:style-name="ce12" office:value-type="string" calcext:value-type="string">
            <text:p>Contains raw data</text:p>
          </table:table-cell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12" office:value-type="string" calcext:value-type="string">
            <text:p>Harmonized Data</text:p>
          </table:table-cell>
          <table:table-cell table:style-name="ce12" office:value-type="string" calcext:value-type="string">
            <text:p>Contains harmonized data</text:p>
          </table:table-cell>
        </table:table-row>
        <table:table-row table:style-name="ro3">
          <table:table-cell table:number-columns-repeated="2" office:value-type="string" calcext:value-type="string">
            <text:p>METADATA</text:p>
          </table:table-cell>
          <table:table-cell table:style-name="ce12" office:value-type="string" calcext:value-type="string">
            <text:p>Metadata</text:p>
          </table:table-cell>
          <table:table-cell table:style-name="ce12" office:value-type="string" calcext:value-type="string">
            <text:p>Contains the tables describing the data</text:p>
          </table:table-cell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12" office:value-type="string" calcext:value-type="string">
            <text:p>Website</text:p>
          </table:table-cell>
          <table:table-cell table:style-name="ce12" office:value-type="string" calcext:value-type="string">
            <text:p>Contains the tables used to operate the web site</text:p>
          </table:table-cell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12" office:value-type="string" calcext:value-type="string">
            <text:p>Public</text:p>
          </table:table-cell>
          <table:table-cell table:style-name="ce12" office:value-type="string" calcext:value-type="string">
            <text:p>Contains the default PostgreSQL tables and PostGIS functions</text:p>
          </table:table-cell>
        </table:table-row>
        <table:table-row table:style-name="ro3" table:number-rows-repeated="41">
          <table:table-cell table:number-columns-repeated="2"/>
          <table:table-cell table:style-name="ce12"/>
          <table:table-cell/>
        </table:table-row>
        <table:table-row table:style-name="ro3" table:number-rows-repeated="6548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6" table:default-cell-style-name="Default"/>
        <table:table-column table:style-name="co97" table:default-cell-style-name="Default"/>
        <table:table-column table:style-name="co98" table:default-cell-style-name="ce32"/>
        <table:table-column table:style-name="co99" table:default-cell-style-name="Default"/>
        <table:table-column table:style-name="co100" table:default-cell-style-name="Default"/>
        <table:table-row table:style-name="ro11">
          <table:table-cell table:style-name="ce9" office:value-type="string" calcext:value-type="string">
            <text:p>Schema Code</text:p>
          </table:table-cell>
          <table:table-cell table:style-name="ce9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185cm" svg:height="0.905cm" svg:x="1.792cm" svg:y="0.001cm" draw:control="control10">
              <svg:title>Export CSV</svg:title>
              <svg:desc>Export CSV</svg:desc>
            </draw:control>
          </table:table-cell>
          <table:table-cell table:style-name="ce15" office:value-type="string" calcext:value-type="string">
            <text:p>Parent Table</text:p>
          </table:table-cell>
          <table:table-cell table:style-name="ce15" office:value-type="string" calcext:value-type="string">
            <text:p>Join Key</text:p>
          </table:table-cell>
          <table:table-cell table:style-name="ce15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12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2" office:value-type="string" calcext:value-type="string">
            <text:p>PLOT_DATA</text:p>
          </table:table-cell>
          <table:table-cell table:style-name="ce12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2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2" office:value-type="string" calcext:value-type="string">
            <text:p>HARMONIZED_PLOT_DATA</text:p>
          </table:table-cell>
          <table:table-cell table:style-name="ce12" office:value-type="string" calcext:value-type="string">
            <text:p>HARMONIZED_LOCATION_DATA</text:p>
          </table:table-cell>
          <table:table-cell table:style-name="ce11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2" office:value-type="string" calcext:value-type="string">
            <text:p>HARMONIZED_PLOT_DATA</text:p>
          </table:table-cell>
          <table:table-cell table:style-name="ce11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2" office:value-type="string" calcext:value-type="string">
            <text:p>HARMONIZED_PLOT_DATA</text:p>
          </table:table-cell>
          <table:table-cell table:style-name="ce11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 table:number-rows-repeated="29">
          <table:table-cell/>
          <table:table-cell table:style-name="ce12"/>
          <table:table-cell table:number-columns-repeated="3"/>
        </table:table-row>
        <table:table-row table:style-name="ro3" table:number-rows-repeated="6549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1" table:default-cell-style-name="ce33"/>
        <table:table-column table:style-name="co102" table:default-cell-style-name="ce33"/>
        <table:table-column table:style-name="co7" table:default-cell-style-name="ce33"/>
        <table:table-column table:style-name="co103" table:default-cell-style-name="ce33"/>
        <table:table-column table:style-name="co104" table:default-cell-style-name="ce33"/>
        <table:table-column table:style-name="co105" table:default-cell-style-name="Default"/>
        <table:table-column table:style-name="co7" table:number-columns-repeated="1018" table:default-cell-style-name="Default"/>
        <table:table-row table:style-name="ro8">
          <table:table-cell table:style-name="ce15" office:value-type="string" calcext:value-type="string">
            <text:p>Table_format</text:p>
          </table:table-cell>
          <table:table-cell table:style-name="ce15" office:value-type="string" calcext:value-type="string">
            <text:p>Row_pk</text:p>
          </table:table-cell>
          <table:table-cell table:style-name="ce15" office:value-type="string" calcext:value-type="string">
            <text:p>Lang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efinit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VARIABLE_NAM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Un nom variabl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INT_VALU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Un nombre entier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FLOAT_VALU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Un nombre à virgule flottant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TEXT_VALU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ce10" office:value-type="string" calcext:value-type="string">
            <text:p>Un texte</text:p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37" office:value-type="string" calcext:value-type="string">
            <text:p>PROVIDER_ID</text:p>
          </table:table-cell>
          <table:table-cell table:style-name="ce12" office:value-type="string" calcext:value-type="string">
            <text:p>FR</text:p>
          </table:table-cell>
          <table:table-cell table:style-name="ce44" office:value-type="string" calcext:value-type="string">
            <text:p>Identifiant du fournisseur de données</text:p>
          </table:table-cell>
          <table:table-cell table:style-name="ce44" office:value-type="string" calcext:value-type="string">
            <text:p>L'identifiant du fournisseur de données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TREE_ID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Identifiant de l'arbre</text:p>
          </table:table-cell>
          <table:table-cell table:style-name="ce12" office:value-type="string" calcext:value-type="string">
            <text:p>L'identifiant de l'arbre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PLOT_CODE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Code du point</text:p>
          </table:table-cell>
          <table:table-cell table:style-name="ce12" office:value-type="string" calcext:value-type="string">
            <text:p>Le code du point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Commentaire</text:p>
          </table:table-cell>
          <table:table-cell table:style-name="ce12" office:value-type="string" calcext:value-type="string">
            <text:p>Ajouter un commentaire (Par exemple le nom commun de l'espèce de l'arbre)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LATITUDE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Latitude</text:p>
          </table:table-cell>
          <table:table-cell table:style-name="ce12" office:value-type="string" calcext:value-type="string">
            <text:p>La latitude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LONGITUDE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Longitude</text:p>
          </table:table-cell>
          <table:table-cell table:style-name="ce12" office:value-type="string" calcext:value-type="string">
            <text:p>La longitude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DATASET_ID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Identifiant d'un lot de données</text:p>
          </table:table-cell>
          <table:table-cell table:style-name="ce12" office:value-type="string" calcext:value-type="string">
            <text:p>L'identifiant d'un lot de données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SUBMISSION_ID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Identifiant de soumission</text:p>
          </table:table-cell>
          <table:table-cell table:style-name="ce12" office:value-type="string" calcext:value-type="string">
            <text:p>L'identifiant de soumission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THE_GEOM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Géométrie</text:p>
          </table:table-cell>
          <table:table-cell table:style-name="ce12" office:value-type="string" calcext:value-type="string">
            <text:p>Le critère géométrique intersecté avec les localisations du résultat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CYCLE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Cycle</text:p>
          </table:table-cell>
          <table:table-cell table:style-name="ce12" office:value-type="string" calcext:value-type="string">
            <text:p>Le cycle de l'inventaire ou l'année de l'inventaire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IS_FOREST_PLOT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Est un point forêt</text:p>
          </table:table-cell>
          <table:table-cell table:style-name="ce12" office:value-type="string" calcext:value-type="string">
            <text:p>Vrai si le point est un point forêt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LINE_NUMBER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Numéro de ligne</text:p>
          </table:table-cell>
          <table:table-cell table:style-name="ce12" office:value-type="string" calcext:value-type="string">
            <text:p>Le numéro de ligne dans le fichier d'importation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BASAL_AREA</text:p>
          </table:table-cell>
          <table:table-cell table:style-name="ce12" office:value-type="string" calcext:value-type="string">
            <text:p>FR</text:p>
          </table:table-cell>
          <table:table-cell table:style-name="ce12" office:value-type="string" calcext:value-type="string">
            <text:p>Surface terrière</text:p>
          </table:table-cell>
          <table:table-cell table:style-name="ce12" office:value-type="string" calcext:value-type="string">
            <text:p>La surface terrière (m2/ha)</text:p>
          </table:table-cell>
          <table:table-cell table:style-name="ce12"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Circonférence à 1,3m</text:p>
          </table:table-cell>
          <table:table-cell table:style-name="Default" office:value-type="string" calcext:value-type="string">
            <text:p>La circonférence à 1,3m</text:p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auteur de l'arbre</text:p>
          </table:table-cell>
          <table:table-cell table:style-name="Default" office:value-type="string" calcext:value-type="string">
            <text:p>La Hauteur de l'arb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Espèce de l'arbre</text:p>
          </table:table-cell>
          <table:table-cell table:style-name="Default" office:value-type="string" calcext:value-type="string">
            <text:p>L'espèce de l'arb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SPECIES_CLAS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Classe de l'espèce</text:p>
          </table:table-cell>
          <table:table-cell table:style-name="Default" office:value-type="string" calcext:value-type="string">
            <text:p>La classe de l'espèce (conifère/feuillu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ate d'inventaire</text:p>
          </table:table-cell>
          <table:table-cell table:style-name="Default" office:value-type="string" calcext:value-type="string">
            <text:p>La date d'inventai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Commune</text:p>
          </table:table-cell>
          <table:table-cell table:style-name="Default" office:value-type="string" calcext:value-type="string">
            <text:p>La commun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1" office:value-type="string" calcext:value-type="string">
            <text:p>ID_TAXON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Identifiant du taxon</text:p>
          </table:table-cell>
          <table:table-cell table:style-name="Default" office:value-type="string" calcext:value-type="string">
            <text:p>L'identifiant du tax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épartement</text:p>
          </table:table-cell>
          <table:table-cell table:style-name="Default" office:value-type="string" calcext:value-type="string">
            <text:p>Le départemen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hoto de l'arbre</text:p>
          </table:table-cell>
          <table:table-cell table:style-name="Default" office:value-type="string" calcext:value-type="string">
            <text:p>La photo de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VARIABLE_NAM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Un nom variable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INT_VALUE</text:p>
          </table:table-cell>
          <table:table-cell office:value-type="string" calcext:value-type="string">
            <text:p>FR</text:p>
          </table:table-cell>
          <table:table-cell table:number-columns-repeated="2" table:style-name="ce38" office:value-type="string" calcext:value-type="string">
            <text:p>Un nombre enti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FLOAT_VALUE</text:p>
          </table:table-cell>
          <table:table-cell office:value-type="string" calcext:value-type="string">
            <text:p>FR</text:p>
          </table:table-cell>
          <table:table-cell table:number-columns-repeated="2" table:style-name="ce38" office:value-type="string" calcext:value-type="string">
            <text:p>Un nombre à virgule flottan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TEXT_VALUE</text:p>
          </table:table-cell>
          <table:table-cell office:value-type="string" calcext:value-type="string">
            <text:p>FR</text:p>
          </table:table-cell>
          <table:table-cell table:number-columns-repeated="2" table:style-name="ce38" office:value-type="string" calcext:value-type="string">
            <text:p>Un tex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ENTIMET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Centimèt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Un type da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ordonnée en Degré Minute et Seconde</text:p>
          </table:table-cell>
          <table:table-cell office:value-type="string" calcext:value-type="string">
            <text:p>Le format de la coordonnée est +/-DD.MM.SS en WGS 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ourcenta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9"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table:number-columns-repeated="2" table:style-name="ce38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de du point</text:p>
          </table:table-cell>
          <table:table-cell office:value-type="string" calcext:value-type="string">
            <text:p>Le code du poi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Ajouter un commentaire (Par exemple le nom commun de l'espèce de l'arbr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'un lot de données</text:p>
          </table:table-cell>
          <table:table-cell office:value-type="string" calcext:value-type="string">
            <text:p>L'identifiant d'un lot de donn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 position géométrique du point</text:p>
          </table:table-cell>
          <table:table-cell office:value-type="string" calcext:value-type="string">
            <text:p>Ce champ est calculé et utilisé via postg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èt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ètre carré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Kilomètre carré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ètre cub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Mètres carré par hecta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de de l'espèce de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e cycle de l'inventai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40" office:value-type="string" calcext:value-type="string">
            <text:p>IS_FOREST_PLOT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Est un point forê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grés, antre 0 et 359</text:p>
          </table:table-cell>
          <table:table-cell office:value-type="string" calcext:value-type="string">
            <text:p>Nord=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lasse de l'espèce</text:p>
          </table:table-cell>
          <table:table-cell office:value-type="string" calcext:value-type="string">
            <text:p>La classe de l'espèce (conifère/feuillu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l'arbre</text:p>
          </table:table-cell>
          <table:table-cell office:value-type="string" calcext:value-type="string">
            <text:p>L'identifiant de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9" office:value-type="string" calcext:value-type="string">
            <text:p>ID_TAXON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Une photo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8" office:value-type="string" calcext:value-type="string">
            <text:p>SPECIES_CLASS,O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ut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8" office:value-type="string" calcext:value-type="string">
            <text:p>SPECIES_CLASS,C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Conifèr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8" office:value-type="string" calcext:value-type="string">
            <text:p>SPECIES_CLASS,B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Feuillu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Boynes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ce23" office:value-type="string" calcext:value-type="string">
            <text:p>Boyn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Vrigny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ce23" office:value-type="string" calcext:value-type="string">
            <text:p>Vrigny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Ascoux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ce23" office:value-type="string" calcext:value-type="string">
            <text:p>Ascoux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Pithiviers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ce23" office:value-type="string" calcext:value-type="string">
            <text:p>Pithivier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1" office:value-type="string" calcext:value-type="string">
            <text:p>PROVIDER_ID,1</text:p>
          </table:table-cell>
          <table:table-cell table:style-name="ce18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du poi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espè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 harmonisé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du point harmonis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espèce harmonis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arbre harmonis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UNI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Unité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Modalité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TRE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Arbres de modalités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TABLE_FORMA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rmats des tab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ORM_FORMA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rmats des formulai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ILE_FORMA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rmats des fichier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SE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ts de donn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CHECKS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ntrô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ABLE_SCHEMA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Schéma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AYER_DEFINIT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finitions des couches cartographiqu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REDEFINED_REQUES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Requêtes sauvegard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ROL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Rô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ERMISS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ermission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LOCATION_FORM</text:p>
          </table:table-cell>
          <table:table-cell table:style-name="Default" office:value-type="string" calcext:value-type="string">
            <text:p>FR</text:p>
          </table:table-cell>
          <table:table-cell table:style-name="ce12" office:value-type="string" calcext:value-type="string">
            <text:p>Localisations</text:p>
          </table:table-cell>
          <table:table-cell table:style-name="ce12" office:value-type="string" calcext:value-type="string">
            <text:p>Données de localisat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PLOT_FORM</text:p>
          </table:table-cell>
          <table:table-cell table:style-name="Default" office:value-type="string" calcext:value-type="string">
            <text:p>FR</text:p>
          </table:table-cell>
          <table:table-cell table:style-name="ce12" office:value-type="string" calcext:value-type="string">
            <text:p>Points</text:p>
          </table:table-cell>
          <table:table-cell table:style-name="ce12" office:value-type="string" calcext:value-type="string">
            <text:p>Données sur les point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SPECIES_FORM</text:p>
          </table:table-cell>
          <table:table-cell table:style-name="Default" office:value-type="string" calcext:value-type="string">
            <text:p>FR</text:p>
          </table:table-cell>
          <table:table-cell table:style-name="ce12" office:value-type="string" calcext:value-type="string">
            <text:p>Espèces</text:p>
          </table:table-cell>
          <table:table-cell table:style-name="ce12" office:value-type="string" calcext:value-type="string">
            <text:p>Données sur les espèc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TREE_FORM</text:p>
          </table:table-cell>
          <table:table-cell table:style-name="Default" office:value-type="string" calcext:value-type="string">
            <text:p>FR</text:p>
          </table:table-cell>
          <table:table-cell table:style-name="ce12" office:value-type="string" calcext:value-type="string">
            <text:p>Arbres</text:p>
          </table:table-cell>
          <table:table-cell table:style-name="ce12" office:value-type="string" calcext:value-type="string">
            <text:p>Données sur les arb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LOCATION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poin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espè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arbr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SE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Informations sur les espèces</text:p>
          </table:table-cell>
          <table:table-cell table:style-name="Default" office:value-type="string" calcext:value-type="string">
            <text:p>Informations sur les données des espèc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SET_DATA</text:p>
          </table:table-cell>
          <table:table-cell table:style-name="Default" office:value-type="string" calcext:value-type="string">
            <text:p>TRE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étails sur les arbres</text:p>
          </table:table-cell>
          <table:table-cell table:style-name="Default" office:value-type="string" calcext:value-type="string">
            <text:p>Détails sur les données de chaque arbre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CHECKS_DATA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string" calcext:value-type="string">
            <text:p>FR</text:p>
          </table:table-cell>
          <table:table-cell table:number-columns-repeated="2" table:style-name="ce34" office:value-type="string" calcext:value-type="string">
            <text:p>Les fichiers ne peuvent pas être vide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CHECKS_DAT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ombre incorrect de champs</text:p>
          </table:table-cell>
          <table:table-cell table:style-name="ce45" office:value-type="string" calcext:value-type="string">
            <text:p>Le nombre de champs dans la ligne est incorrecte, vérifiez si tous les champs sont présents et si aucun ne contient de point-virgule.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CHECKS_DAT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s contraintes d'intégrité ne sont pas respectées</text:p>
          </table:table-cell>
          <table:table-cell table:style-name="ce45" office:value-type="string" calcext:value-type="string">
            <text:p>Les contraintes d'intégrité ne sont pas respectées, vérifiez que les données liées existent (lors de l'insertion) ou non (lors de la suppression).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CHECKS_DAT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rreur SQL inattendue</text:p>
          </table:table-cell>
          <table:table-cell table:style-name="ce45" office:value-type="string" calcext:value-type="string">
            <text:p>Erreur SQL inattendue, contactez l'administrateur (<text:a xlink:href="mailto:eforest@ifn.fr" xlink:type="simple">eforest@ifn.fr</text:a>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gne en double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CHECKS_DAT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e champ est obligatoire</text:p>
          </table:table-cell>
          <table:table-cell table:style-name="ce45" office:value-type="string" calcext:value-type="string">
            <text:p>Ce champ obligatoire est manquant, entrez une valeur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CHECKS_DATA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rmat non respecté</text:p>
          </table:table-cell>
          <table:table-cell table:style-name="ce45" office:value-type="string" calcext:value-type="string">
            <text:p>Le format du champ ne respecte pas le format attendu, vérifiez le format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CHECKS_DATA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ype de champ non valide</text:p>
          </table:table-cell>
          <table:table-cell table:style-name="ce45" office:value-type="string" calcext:value-type="string">
            <text:p>Le type du champ ne correspond pas au type attendu, vérifiez la pertinence du champ.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CHECKS_DATA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ate invalide</text:p>
          </table:table-cell>
          <table:table-cell table:style-name="ce45" office:value-type="string" calcext:value-type="string">
            <text:p>Le format de date n'est pas valide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CHECKS_DAT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 code est invalide</text:p>
          </table:table-cell>
          <table:table-cell table:style-name="ce45" office:value-type="string" calcext:value-type="string">
            <text:p>Le type du champ ne correspond pas au code attendu, vérifiez la pertinence du champ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CHECKS_DATA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lage non valide</text:p>
          </table:table-cell>
          <table:table-cell table:style-name="ce45" office:value-type="string" calcext:value-type="string">
            <text:p>Le type du champ ne correspond pas aux valeurs de la plage attendue (min et max), vérifiez la pertinence du champ.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CHECKS_DATA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îne de caractère trop longue</text:p>
          </table:table-cell>
          <table:table-cell table:style-name="ce45" office:value-type="string" calcext:value-type="string">
            <text:p>Chaîne de caractère trop long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lonne indéfinie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CHECKS_DATA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as de correspondance pour ce champ</text:p>
          </table:table-cell>
          <table:table-cell table:style-name="ce45" office:value-type="string" calcext:value-type="string">
            <text:p>Le champ dans le fichier csv n'a pas de colonne correspondante dans la base de données 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TABLE_SCHEMA_DATA</text:p>
          </table:table-cell>
          <table:table-cell table:style-name="ce41" office:value-type="string" calcext:value-type="string">
            <text:p>RAW_DATA</text:p>
          </table:table-cell>
          <table:table-cell table:style-name="ce41" office:value-type="string" calcext:value-type="string">
            <text:p>FR</text:p>
          </table:table-cell>
          <table:table-cell table:style-name="ce41" office:value-type="string" calcext:value-type="string">
            <text:p>Données brutes</text:p>
          </table:table-cell>
          <table:table-cell table:style-name="ce41" office:value-type="string" calcext:value-type="string">
            <text:p>Contient des données brut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HARMONIZED_DATA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onnées Harmonisées</text:p>
          </table:table-cell>
          <table:table-cell table:style-name="Default" office:value-type="string" calcext:value-type="string">
            <text:p>Contient des données harmonisé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METADATA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Métadonnées</text:p>
          </table:table-cell>
          <table:table-cell table:style-name="Default" office:value-type="string" calcext:value-type="string">
            <text:p>Contient les tableaux décrivant les donné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WEBSITE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Site web</text:p>
          </table:table-cell>
          <table:table-cell table:style-name="Default" office:value-type="string" calcext:value-type="string">
            <text:p>Contient les tables utilisées pour faire fonctionner le site Web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ontient les tables PostgreSQL par défaut et les fonctions PostGIS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harmonized_location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location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fond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nuts_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rontiè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ORTHOIMAGERY.ORTHOPHOTO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BD Ortho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plot_location_detail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tails sur les 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result_location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 de la requêt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REDEFINED_REQUEST_DATA</text:p>
          </table:table-cell>
          <table:table-cell table:style-name="Default" office:value-type="string" calcext:value-type="string">
            <text:p>DEP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Espèces par départemen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REDEFINED_REQUES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Distribution par espèce en forê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Gère le site web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Visite le site web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PERMISSION_DATA</text:p>
          </table:table-cell>
          <table:table-cell table:style-name="ce41" office:value-type="string" calcext:value-type="string">
            <text:p>CANCEL_OTHER_PROVIDER_SUBMISSION</text:p>
          </table:table-cell>
          <table:table-cell table:style-name="ce41" office:value-type="string" calcext:value-type="string">
            <text:p>FR</text:p>
          </table:table-cell>
          <table:table-cell table:number-columns-repeated="2" table:style-name="ce41" office:value-type="string" calcext:value-type="string">
            <text:p>Annuler la soumisson d'un aut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CANCEL_VALIDATED_SUBMISS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nnuler une soumission validé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CHECK_CONF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Vérifier la configurat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EDIT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jouter / Mettre à jour / Supprimer une donné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EDITION_OTHER_PROVIDER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jouter / Mettre à jour / Supprimer une donnée d'un aut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HARMONIZAT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Lancer le processus d'harmonisat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INTEGRAT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Soumettre des donné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QUERY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Visualiser les donné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QUERY_OTHER_PROVIDER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Visualiser les données d'un autr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EXPORT_RAW_DATA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Exporter les données brutes dans un fichier CSV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INDEX_FIL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Indexer des fichier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MANAGE_USERS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dministrer les utilisateurs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DATA_DATA</text:p>
          </table:table-cell>
          <table:table-cell table:style-name="ce42" office:value-type="string" calcext:value-type="string">
            <text:p>VARIABLE_NAME</text:p>
          </table:table-cell>
          <table:table-cell table:style-name="ce43" office:value-type="string" calcext:value-type="string">
            <text:p>EN</text:p>
          </table:table-cell>
          <table:table-cell table:number-columns-repeated="2" table:style-name="ce43" office:value-type="string" calcext:value-type="string">
            <text:p>A variable nam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INT_VALU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10" office:value-type="string" calcext:value-type="string">
            <text:p>A integer valu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FLOAT_VALU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10" office:value-type="string" calcext:value-type="string">
            <text:p>A float valu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0" office:value-type="string" calcext:value-type="string">
            <text:p>TEXT_VALU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10" office:value-type="string" calcext:value-type="string">
            <text:p>A text valu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1" office:value-type="string" calcext:value-type="string">
            <text:p>PROVIDER_ID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10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he identifier of the tre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Plot code</text:p>
          </table:table-cell>
          <table:table-cell table:style-name="Default" office:value-type="string" calcext:value-type="string">
            <text:p>The identifier of the plot for the country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Add any comment (for exemple the real name of the tree species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The latitude of a plo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The longitude of a plot</text:p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DATASET_I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Dataset Identifier</text:p>
          </table:table-cell>
          <table:table-cell table:style-name="Default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Submission ID</text:p>
          </table:table-cell>
          <table:table-cell table:style-name="Default" office:value-type="string" calcext:value-type="string">
            <text:p>The identifier of a submiss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Polygon</text:p>
          </table:table-cell>
          <table:table-cell table:style-name="Default" office:value-type="string" calcext:value-type="string">
            <text:p>The geometrical criteria intersected with the plot locat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he cycle of inventory or the inventory year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Is a forest plot</text:p>
          </table:table-cell>
          <table:table-cell table:style-name="Default" office:value-type="string" calcext:value-type="string">
            <text:p>True if the plot is a forest plo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Line number</text:p>
          </table:table-cell>
          <table:table-cell table:style-name="Default" office:value-type="string" calcext:value-type="string">
            <text:p>The line number in the CSV fil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Basal area</text:p>
          </table:table-cell>
          <table:table-cell table:style-name="Default"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Diameter at breast heigh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ree Heigh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ree speci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2" office:value-type="string" calcext:value-type="string">
            <text:p>SPECIES_CLAS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Inventory date</text:p>
          </table:table-cell>
          <table:table-cell table:style-name="Default" office:value-type="string" calcext:value-type="string">
            <text:p>The inventory dat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ommun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ce11" office:value-type="string" calcext:value-type="string">
            <text:p>ID_TAX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he identifier of a tax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Departmen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Photo of the tr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VARIABLE_NAM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variable nam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INT_VALU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integer val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FLOAT_VALU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float val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8" office:value-type="string" calcext:value-type="string">
            <text:p>TEXT_VALU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text val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ENTIMETR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9"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table:number-columns-repeated="2" table:style-name="ce38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 comme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quare meter per hecta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cycle of invento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40" office:value-type="string" calcext:value-type="string">
            <text:p>IS_FOREST_PLOT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Is the plot inside a fores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a tr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mmun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39" office:value-type="string" calcext:value-type="string">
            <text:p>ID_TAXON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the tax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Depart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photo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8" office:value-type="string" calcext:value-type="string">
            <text:p>SPECIES_CLASS,O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Other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8" office:value-type="string" calcext:value-type="string">
            <text:p>SPECIES_CLASS,C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onifer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8" office:value-type="string" calcext:value-type="string">
            <text:p>SPECIES_CLASS,B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Broadleav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Boynes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ce23" office:value-type="string" calcext:value-type="string">
            <text:p>Boyn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Vrigny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ce23" office:value-type="string" calcext:value-type="string">
            <text:p>Vrigny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Ascoux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ce23" office:value-type="string" calcext:value-type="string">
            <text:p>Ascoux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Default" office:value-type="string" calcext:value-type="string">
            <text:p>COMMUNES,Pithiviers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ce23" office:value-type="string" calcext:value-type="string">
            <text:p>Pithivier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E_DATA</text:p>
          </table:table-cell>
          <table:table-cell table:style-name="ce11" office:value-type="string" calcext:value-type="string">
            <text:p>PROVIDER_ID,1</text:p>
          </table:table-cell>
          <table:table-cell table:style-name="ce18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pecies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ree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Loc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Plot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Species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Tree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UNI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Uni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Modal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TRE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Modalities tree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TABLE_FORMA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ables forma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ORM_FORMA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Forms forma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ILE_FORMA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Files forma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SE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Datase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CHECKS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ntrol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ABLE_SCHEMA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chema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AYER_DEFINIT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ayers defini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REDEFINED_REQUES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aved reques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ROL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ERMISS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ermission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LOCATION_FORM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Locations</text:p>
          </table:table-cell>
          <table:table-cell table:style-name="ce12" office:value-type="string" calcext:value-type="string">
            <text:p>Locations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PLOT_FORM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Plots</text:p>
          </table:table-cell>
          <table:table-cell table:style-name="ce12" office:value-type="string" calcext:value-type="string">
            <text:p>Plots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SPECIES_FORM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Species</text:p>
          </table:table-cell>
          <table:table-cell table:style-name="ce12" office:value-type="string" calcext:value-type="string">
            <text:p>Species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FORM_FORMAT_DATA</text:p>
          </table:table-cell>
          <table:table-cell table:style-name="ce12" office:value-type="string" calcext:value-type="string">
            <text:p>TREE_FORM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Trees</text:p>
          </table:table-cell>
          <table:table-cell table:style-name="ce12" office:value-type="string" calcext:value-type="string">
            <text:p>Trees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LOCATION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tions 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s 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pecies 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rees fil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SE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Species information</text:p>
          </table:table-cell>
          <table:table-cell table:style-name="Default" office:value-type="string" calcext:value-type="string">
            <text:p>Information about species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DATASET_DATA</text:p>
          </table:table-cell>
          <table:table-cell table:style-name="Default" office:value-type="string" calcext:value-type="string">
            <text:p>TREE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Tree details</text:p>
          </table:table-cell>
          <table:table-cell table:style-name="Default" office:value-type="string" calcext:value-type="string">
            <text:p>Details about each individual tree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CHECKS_DATA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string" calcext:value-type="string">
            <text:p>EN</text:p>
          </table:table-cell>
          <table:table-cell table:style-name="ce34" office:value-type="string" calcext:value-type="string">
            <text:p>Files cannot be empty</text:p>
          </table:table-cell>
          <table:table-cell table:style-name="ce34" office:value-type="string" calcext:value-type="string">
            <text:p>Files cannot be empty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CHECKS_DAT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Undefined colum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TABLE_SCHEMA_DATA</text:p>
          </table:table-cell>
          <table:table-cell table:style-name="ce41" office:value-type="string" calcext:value-type="string">
            <text:p>RAW_DATA</text:p>
          </table:table-cell>
          <table:table-cell table:style-name="ce41" office:value-type="string" calcext:value-type="string">
            <text:p>EN</text:p>
          </table:table-cell>
          <table:table-cell table:style-name="ce35" office:value-type="string" calcext:value-type="string">
            <text:p>Raw Data</text:p>
          </table:table-cell>
          <table:table-cell table:style-name="ce35" office:value-type="string" calcext:value-type="string">
            <text:p>Contains raw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HARMONIZED_DATA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Harmonized Data</text:p>
          </table:table-cell>
          <table:table-cell table:style-name="ce12" office:value-type="string" calcext:value-type="string">
            <text:p>Contains harmonized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METADATA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Metadata</text:p>
          </table:table-cell>
          <table:table-cell table:style-name="ce12" office:value-type="string" calcext:value-type="string">
            <text:p>Contains the tables describing the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WEBSITE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Website</text:p>
          </table:table-cell>
          <table:table-cell table:style-name="ce12" office:value-type="string" calcext:value-type="string">
            <text:p>Contains the tables used to operate the web sit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ABLE_SCHEMA_DATA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EN</text:p>
          </table:table-cell>
          <table:table-cell table:style-name="ce12" office:value-type="string" calcext:value-type="string">
            <text:p>Public</text:p>
          </table:table-cell>
          <table:table-cell table:style-name="ce12" office:value-type="string" calcext:value-type="string">
            <text:p>Contains the default PostgreSQL tables and PostGIS func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harmonized_location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 Loc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location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 Loc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fond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Fond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nuts_0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y Boundar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ORTHOIMAGERY.ORTHOPHOTO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D Ortho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plot_location_detail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result_location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sult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REDEFINED_REQUEST_DATA</text:p>
          </table:table-cell>
          <table:table-cell table:style-name="Default" office:value-type="string" calcext:value-type="string">
            <text:p>DEP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Species per department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REDEFINED_REQUES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Forest Species distribu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Manages the web si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Visites the website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PERMISSION_DATA</text:p>
          </table:table-cell>
          <table:table-cell table:style-name="ce41" office:value-type="string" calcext:value-type="string">
            <text:p>CANCEL_OTHER_PROVIDER_SUBMISSION</text:p>
          </table:table-cell>
          <table:table-cell table:style-name="ce41" office:value-type="string" calcext:value-type="string">
            <text:p>EN</text:p>
          </table:table-cell>
          <table:table-cell table:number-columns-repeated="2" table:style-name="ce41" office:value-type="string" calcext:value-type="string">
            <text:p>Cancel other provider submiss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CANCEL_VALIDATED_SUBMISS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ancel validated submiss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CHECK_CONF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heck the configuration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EDIT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Add / Update / Delete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EDITION_OTHER_PROVIDER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Add / Update / Delete data from another provider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HARMONIZAT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Launch the harmonization proces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INTEGRAT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Provide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QUERY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Visualise data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DATA_QUERY_OTHER_PROVIDER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Visualise data from other provider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EXPORT_RAW_DATA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Export the raw data as a CSV file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INDEX_FIL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Index file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ERMISSION_DATA</text:p>
          </table:table-cell>
          <table:table-cell table:style-name="Default" office:value-type="string" calcext:value-type="string">
            <text:p>MANAGE_USERS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Manage users</text:p>
          </table:table-cell>
          <table:table-cell table:number-columns-repeated="1019"/>
        </table:table-row>
        <table:table-row table:style-name="ro4" table:number-rows-repeated="4">
          <table:table-cell table:style-name="ce35"/>
          <table:table-cell table:style-name="ce41" table:number-columns-repeated="4"/>
          <table:table-cell table:number-columns-repeated="1019"/>
        </table:table-row>
        <table:table-row table:style-name="ro4" table:number-rows-repeated="30">
          <table:table-cell table:style-name="Default" table:number-columns-repeated="5"/>
          <table:table-cell table:number-columns-repeated="1019"/>
        </table:table-row>
        <table:table-row table:style-name="ro4" table:number-rows-repeated="2">
          <table:table-cell table:style-name="ce12"/>
          <table:table-cell table:style-name="Default" table:number-columns-repeated="4"/>
          <table:table-cell table:number-columns-repeated="1019"/>
        </table:table-row>
        <table:table-row table:style-name="ro4" table:number-rows-repeated="15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ce12"/>
          <table:table-cell table:style-name="Default" table:number-columns-repeated="3"/>
          <table:table-cell table:number-columns-repeated="1019"/>
        </table:table-row>
        <table:table-row table:style-name="ro4" table:number-rows-repeated="2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ce11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5P2" style:volatile="true">
      <number:text> </number:text>
      <loext:fill-character> </loext:fill-character>
      <number:text>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7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7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currency-style style:name="N27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2:14:22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onnées" style:display-name="PageStyle_Données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1" style:display-name="PageStyle_Données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2" style:display-name="PageStyle_Données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3" style:display-name="PageStyle_Données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4" style:display-name="PageStyle_Données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5" style:display-name="PageStyle_Données 5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Windows_x86 LibreOffice_project/933c0aa564ec4f8883ed5732c866db48dca4dac5</meta:generator>
    <meta:initial-creator>Microsoft Corporation</meta:initial-creator>
    <meta:creation-date>1996-10-21T13:03:58</meta:creation-date>
    <dc:date>2015-02-23T13:15:35.166000000</dc:date>
    <meta:printed-by>Eva LACARCE</meta:printed-by>
    <meta:print-date>2007-07-11T11:03:29</meta:print-date>
    <meta:editing-cycles>1603</meta:editing-cycles>
    <meta:editing-duration>P12DT1H52M50S</meta:editing-duration>
    <meta:document-statistic meta:table-count="21" meta:cell-count="6914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